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4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 style:list-style-name="L3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8" style:family="paragraph" style:parent-style-name="Standard" style:list-style-name="L4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se 3</text:p>
      <text:p text:style-name="P1">Configuring Linux for TCP/IP Networking</text:p>
      <text:p text:style-name="P1"/>
      <text:p text:style-name="P1"/>
      <text:p text:style-name="P2">Objectives</text:p>
      <text:list xml:id="list1243468707" text:style-name="L1">
        <text:list-item>
          <text:p text:style-name="P4">Configure a Linux PC for TCP/IP Networking</text:p>
        </text:list-item>
        <text:list-item>
          <text:p text:style-name="P4">Gather network related information of a Linux PC</text:p>
        </text:list-item>
        <text:list-item>
          <text:p text:style-name="P4">Compare network information of one Linux PC with another on the same network </text:p>
        </text:list-item>
        <text:list-item>
          <text:p text:style-name="P4">Learn to use Linux networking commands</text:p>
        </text:list-item>
        <text:list-item>
          <text:p text:style-name="P4">Observe name resolution occurrences using DNS</text:p>
        </text:list-item>
      </text:list>
      <text:p text:style-name="P2"/>
      <text:p text:style-name="P2">Prerequisites</text:p>
      <text:list xml:id="list813631727" text:style-name="L2">
        <text:list-item>
          <text:p text:style-name="P5">A Linux PC connected to an Ethernet LAN</text:p>
        </text:list-item>
        <text:list-item>
          <text:p text:style-name="P5">Internet connection (via a router/gateway)</text:p>
        </text:list-item>
        <text:list-item>
          <text:p text:style-name="P5">Basic Linux skills (command line, text editing, man)</text:p>
        </text:list-item>
      </text:list>
      <text:p text:style-name="P2"/>
      <text:p text:style-name="P2">Discussion (<text:span text:style-name="T1">delivered by instructor)</text:span></text:p>
      <text:list xml:id="list1769866339" text:style-name="L3">
        <text:list-item>
          <text:p text:style-name="P6">Ethernet LAN</text:p>
        </text:list-item>
        <text:list-item>
          <text:p text:style-name="P6">Introduction to TCP/IP</text:p>
        </text:list-item>
        <text:list-item>
          <text:p text:style-name="P6">IP Addressing and Gateways</text:p>
        </text:list-item>
        <text:list-item>
          <text:p text:style-name="P6">Internet Services (name resolution, dynamic host configuration)</text:p>
        </text:list-item>
        <text:list-item>
          <text:p text:style-name="P6">Linux and TCP/IP</text:p>
        </text:list-item>
      </text:list>
      <text:p text:style-name="P2"/>
      <text:p text:style-name="P2">Activities</text:p>
      <text:list xml:id="list899148396" text:style-name="L4">
        <text:list-item>
          <text:p text:style-name="P3">Check system information</text:p>
        </text:list-item>
        <text:list-item>
          <text:p text:style-name="P3">Check what brand and model of NIC attached to your computer was detected by Linux</text:p>
        </text:list-item>
        <text:list-item>
          <text:p text:style-name="P3">Check for available drivers for your NIC</text:p>
        </text:list-item>
        <text:list-item>
          <text:p text:style-name="P3">Load the appropriate driver</text:p>
        </text:list-item>
        <text:list-item>
          <text:p text:style-name="P3">View loaded kernel modules</text:p>
        </text:list-item>
        <text:list-item>
          <text:p text:style-name="P8">Examine Ethernet link statistics</text:p>
        </text:list-item>
        <text:list-item>
          <text:p text:style-name="P8">Gather existing network interface information</text:p>
        </text:list-item>
        <text:list-item>
          <text:p text:style-name="P8">Static IP configuration</text:p>
        </text:list-item>
        <text:list-item>
          <text:p text:style-name="P8">Compare your configuration with your classmates</text:p>
        </text:list-item>
        <text:list-item>
          <text:p text:style-name="P8">Check for connectivity with other hosts on the network</text:p>
        </text:list-item>
        <text:list-item>
          <text:p text:style-name="P8">Dynamic host configuration</text:p>
        </text:list-item>
        <text:list-item>
          <text:p text:style-name="P8">Do Activity 10 using the new configuration</text:p>
        </text:list-item>
        <text:list-item>
          <text:p text:style-name="P8">Network statistics</text:p>
        </text:list-item>
        <text:list-item>
          <text:p text:style-name="P8">Reflection</text:p>
        </text:list-item>
      </text:list>
      <text:p text:style-name="P7"/>
      <text:p text:style-name="P7">Command List</text:p>
      <text:p text:style-name="P7"/>
      <text:p text:style-name="P7">References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oseph Anthony C Hermocilla</meta:initial-creator>
    <meta:creation-date>2009-07-06T15:00:14</meta:creation-date>
    <dc:date>2009-07-06T15:39:44</dc:date>
    <dc:creator>Joseph Anthony C Hermocilla</dc:creator>
    <meta:editing-duration>PT00H39M32S</meta:editing-duration>
    <meta:editing-cycles>4</meta:editing-cycles>
    <meta:generator>OpenOffice.org/3.0$Linux OpenOffice.org_project/300m15$Build-9379</meta:generator>
    <meta:document-statistic meta:table-count="0" meta:image-count="0" meta:object-count="0" meta:page-count="1" meta:paragraph-count="35" meta:word-count="197" meta:character-count="1216"/>
  </office:meta>
</office:document-meta>
</file>